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Install and use PGP If you need to protect your metadata, use Tor Consider using pseudonym with your public key To disguise contact completely, both parties use anonymous email accounts, Tor and PG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